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25cm" svg:stroke-color="#000000" draw:marker-start-width="0.037cm" draw:marker-end="Arrow" draw:marker-end-width="0.162cm" draw:fill="none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width="0.025cm" svg:stroke-color="#000000" draw:marker-start-width="0.087cm" draw:marker-end="Arrow" draw:marker-end-width="0.087cm" draw:fill="none" draw:fill-color="#ffffff" draw:textarea-horizontal-align="left" draw:auto-grow-height="true" draw:auto-grow-width="true" fo:min-height="0.479cm" fo:min-width="0.239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025cm" svg:stroke-color="#000000" draw:marker-start-width="0.037cm" draw:marker-end="Arrow" draw:marker-end-width="0.087cm" draw:fill="none" draw:fill-color="#ffffff" draw:textarea-horizontal-align="left" draw:auto-grow-height="true" draw:auto-grow-width="true" fo:min-height="0.479cm" fo:min-width="0.239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6cm" svg:height="0.6cm" svg:x="3cm" svg:y="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5cm" svg:y="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7cm" svg:y="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9cm" svg:y="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6cm" svg:y1="2.3cm" svg:x2="5cm" svg:y2="2.3cm">
          <text:p/>
        </draw:line>
        <draw:line draw:style-name="gr2" draw:text-style-name="P3" draw:layer="layout" svg:x1="5.6cm" svg:y1="2.3cm" svg:x2="7cm" svg:y2="2.3cm">
          <text:p/>
        </draw:line>
        <draw:line draw:style-name="gr2" draw:text-style-name="P3" draw:layer="layout" svg:x1="7.6cm" svg:y1="2.3cm" svg:x2="9cm" svg:y2="2.3cm">
          <text:p/>
        </draw:line>
        <draw:line draw:style-name="gr2" draw:text-style-name="P3" draw:layer="layout" svg:x1="3.6cm" svg:y1="3cm" svg:x2="5cm" svg:y2="3cm">
          <text:p/>
        </draw:line>
        <draw:line draw:style-name="gr2" draw:text-style-name="P3" draw:layer="layout" svg:x1="5.6cm" svg:y1="3cm" svg:x2="7cm" svg:y2="3cm">
          <text:p/>
        </draw:line>
        <draw:line draw:style-name="gr2" draw:text-style-name="P3" draw:layer="layout" svg:x1="7.6cm" svg:y1="3cm" svg:x2="9cm" svg:y2="3cm">
          <text:p/>
        </draw:line>
        <draw:path draw:style-name="gr2" draw:text-style-name="P3" draw:layer="layout" svg:width="4.592cm" svg:height="8.201cm" draw:transform="skewX (4.9446808882088E-017) rotate (-1.12643549923714) translate (9.28691955677012cm -0.110467719328572cm)" svg:viewBox="0 0 4593 8202" svg:d="M2311 754c516-1084 924-779 1647-435 722 344 816 611 344 1604-344 722-2537 5327-2795 5869-258 541-348 498-1070 154-722-343-331-933-331-933">
          <text:p/>
        </draw:path>
        <draw:path draw:style-name="gr2" draw:text-style-name="P4" draw:layer="layout" svg:width="7.406cm" svg:height="1.105cm" draw:transform="rotate (0.00314159265358979) translate (2.59719382543969cm 3.01167340833763cm)" svg:viewBox="0 0 7407 1106" svg:d="M6900 0c602 0 501 0 501 600s-100 499-602 500c-502 0-5719 0-6321 0s-455-23-477-412c-23-389 601-298 601-298">
          <text:p/>
        </draw:path>
        <draw:frame draw:style-name="gr3" draw:text-style-name="P5" draw:layer="layout" svg:width="0.839cm" svg:height="0.829cm" svg:x="3.761cm" svg:y="1.6cm">
          <draw:text-box>
            <text:p><text:span text:style-name="T2">1</text:span></text:p>
          </draw:text-box>
        </draw:frame>
        <draw:frame draw:style-name="gr3" draw:text-style-name="P5" draw:layer="layout" svg:width="0.839cm" svg:height="0.829cm" svg:x="5.762cm" svg:y="1.601cm">
          <draw:text-box>
            <text:p><text:span text:style-name="T2">2</text:span></text:p>
          </draw:text-box>
        </draw:frame>
        <draw:frame draw:style-name="gr3" draw:text-style-name="P5" draw:layer="layout" svg:width="0.839cm" svg:height="0.829cm" svg:x="7.763cm" svg:y="1.602cm">
          <draw:text-box>
            <text:p><text:span text:style-name="T2">3</text:span></text:p>
          </draw:text-box>
        </draw:frame>
        <draw:frame draw:style-name="gr3" draw:text-style-name="P5" draw:layer="layout" svg:width="0.839cm" svg:height="0.829cm" svg:x="10.564cm" svg:y="3.103cm">
          <draw:text-box>
            <text:p><text:span text:style-name="T2">4</text:span></text:p>
          </draw:text-box>
        </draw:frame>
        <draw:frame draw:style-name="gr3" draw:text-style-name="P5" draw:layer="layout" svg:width="0.839cm" svg:height="0.829cm" svg:x="3.765cm" svg:y="2.304cm">
          <draw:text-box>
            <text:p><text:span text:style-name="T2">5</text:span></text:p>
          </draw:text-box>
        </draw:frame>
        <draw:frame draw:style-name="gr4" draw:text-style-name="P5" draw:layer="layout" svg:width="0.839cm" svg:height="0.829cm" svg:x="5.766cm" svg:y="2.305cm">
          <draw:text-box>
            <text:p><text:span text:style-name="T2">6</text:span></text:p>
          </draw:text-box>
        </draw:frame>
        <draw:frame draw:style-name="gr4" draw:text-style-name="P5" draw:layer="layout" svg:width="0.839cm" svg:height="0.829cm" svg:x="7.767cm" svg:y="2.306cm">
          <draw:text-box>
            <text:p><text:span text:style-name="T2">7</text:span></text:p>
          </draw:text-box>
        </draw:frame>
        <draw:frame draw:style-name="gr3" draw:text-style-name="P5" draw:layer="layout" svg:width="0.839cm" svg:height="0.829cm" svg:x="9.768cm" svg:y="3.107cm">
          <draw:text-box>
            <text:p><text:span text:style-name="T2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9-30T21:14:53.270910671</dc:date>
    <dc:creator>Moreno Marzolla</dc:creator>
    <meta:editing-duration>PT23S</meta:editing-duration>
    <meta:editing-cycles>1</meta:editing-cycles>
    <meta:document-statistic meta:object-count="20"/>
    <meta:generator>LibreOffice/6.0.7.3$Linux_X86_64 LibreOffice_project/00m0$Build-3</meta:generator>
  </office:meta>
</office:document-meta>
</file>